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line-height="0.139in"/>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2">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text:p>
      <text:p text:style-name="Text_20_body"><text:tab/>1.3<text:tab/>“Effective Date” shall mean the earlier of your execution of this Agreement or your first submission of a Contribution to Us. <text:s/></text:p>
      <text:p text:style-name="Text_20_body"><text:tab/>1.4<text:tab/>“Media” shall mean any Contribution which is not software. Media may include video, text or images. <text:s/></text:p>
      <text:p text:style-name="Text_20_body"><text:tab/>1.5<text:tab/>"Patent Claims" shall mean any patent claim(s), now owned or acquired in the future, including without limitation, method, process, and apparatus claims which You (a) owned or controlled by You or (b) which You or have the right to grant, to the maximum extent possible, whether on the Submission Date of the relevant Contribution or subsequently acquired, under the terms of Section 2.1(b), but only to the extent to which the making, using, having made, selling, offering for sale, importing or otherwise transferring of the Contribution or the Contribution with a Work infringes such Patent Claims.</text:p>
      <text:p text:style-name="Text_20_body"><text:tab/>1.6<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7<text:tab/>“Submission Date” shall mean the date on which a Contribution is Submitted to Us. <text:s/></text:p>
      <text:p text:style-name="Text_20_body"><text:tab/>1.8<text:tab/>“Work” shall mean the work or works of authorship which are software made available by Us to third parties but not including the Contribution. <text:s/>This Agreement may cover <text:soft-page-break/>Submissions to one or more Works. </text:p>
      <text:p text:style-name="Text_20_body"><text:tab/>1.9<text:tab/>“You” shall mean any individual on behalf of whom a Contribution has been received by Us. </text:p>
      <text:p text:style-name="Text_20_body"><text:span text:style-name="T2">2.</text:span> <text:s text:c="2"/>Transfer Options</text:p>
      <text:p text:style-name="Text_20_body">2.1<text:tab/>Copyright License/Patent License</text:p>
      <text:p text:style-name="Text_20_body">(a) You retain ownership of the Copyright and Patent Claims in your Contributions and have the same rights to use or license the Contributions which You would have had without entering into the Agreement.</text:p>
      <text:p text:style-name="Text_20_body">(b) <text:s/>To the maximum extent permitted by the relevant law, You grant to Us a perpetual, worldwide, non-exclusive, transferable, royalty-free, irrevocable license under the Copyrights covering the Contribution, with the right to sublicense such rights through multiple tiers of sublicensees, to reproduce, modify, display, <text:s/>perform and distribute the Contribution as part of the Work; provided that this license is conditioned upon compliance with Section 2.1(d). <text:s/></text:p>
      <text:p text:style-name="Text_20_body">(c)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 provided that this license is conditioned upon compliance with Section 2.1(d). </text:p>
      <text:p text:style-name="Text_20_body">(d) <text:span text:style-name="T3">(Option One) As a condition on the license rights in Sections 2.1(b) and 2.1(c), We agree to license the Contribution only under the terms of the license or licenses which We are using on the Submission Date for the Work in which the Contribution is included (including any rights to adopt any future version of a license if permitted). </text:span><text:bookmark text:name="_DV_M461111111111111111111111"/></text:p>
      <text:p text:style-name="Text_20_body"><text:bookmark-start text:name="_DV_M47"/><text:bookmark-start text:name="_DV_M421"/><text:bookmark-start text:name="_DV_C611"/><text:bookmark-start text:name="_DV_M441"/><text:bookmark-start text:name="_DV_C631"/><text:bookmark-start text:name="_DV_C621"/><text:bookmark-start text:name="_DV_M451"/><text:span text:style-name="T3">(d)(Option Two) As a condition on the license rights in Sections 2.1(b) and 2.1(c), We agree to license the Contribution only under the terms of the license or licenses which We are using on the Submission Date for the</text:span><text:bookmark-end text:name="_DV_M47"/><text:bookmark-end text:name="_DV_M421"/><text:bookmark-end text:name="_DV_C611"/><text:bookmark-end text:name="_DV_M441"/><text:bookmark-end text:name="_DV_C631"/><text:bookmark-end text:name="_DV_C621"/><text:bookmark-end text:name="_DV_M451"/><text:span text:style-name="T4"> </text:span><text:span text:style-name="T3">Work in which the Contribution is included or the following additional licenses__________ (including any right to adopt any future version of a license if permitted). </text:span></text:p>
      <text:p text:style-name="Text_20_body"><text:bookmark-start text:name="_DV_M48"/><text:bookmark-start text:name="_DV_M4211"/><text:bookmark-start text:name="_DV_M4411"/><text:bookmark-start text:name="_DV_C6111"/><text:bookmark-start text:name="_DV_C6311"/><text:bookmark-start text:name="_DV_C6211"/><text:bookmark-start text:name="_DV_M4511"/>(d)(Option Three) As a condition on the license rights in Sections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bookmark-end text:name="_DV_M48"/><text:bookmark-end text:name="_DV_M4211"/><text:bookmark-end text:name="_DV_M4411"/><text:bookmark-end text:name="_DV_C6111"/><text:bookmark-end text:name="_DV_C6311"/><text:bookmark-end text:name="_DV_C6211"/><text:bookmark-end text:name="_DV_M4511"/></text:p>
      <text:p text:style-name="Text_20_body"><text:bookmark-start text:name="_DV_M42111"/><text:bookmark-start text:name="_DV_M44111"/><text:bookmark-start text:name="_DV_C61111"/><text:bookmark-start text:name="_DV_C63111"/><text:bookmark-start text:name="_DV_C62111"/><text:bookmark-start text:name="_DV_M45111"/>(d)(Option Four) As a condition on the license rights in Sections 2.1(b) and 2.1(c), We agree to license the Contribution only under the terms of the license or licenses which We are using <text:bookmark-end text:name="_DV_M42111"/><text:bookmark-end text:name="_DV_M44111"/><text:bookmark-end text:name="_DV_C61111"/><text:bookmark-end text:name="_DV_C63111"/><text:bookmark-end text:name="_DV_C62111"/><text:bookmark-end text:name="_DV_M45111"/><text:s/>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Text_20_body"><text:bookmark-start text:name="_DV_M441111"/><text:bookmark-start text:name="_DV_C611111"/><text:bookmark-start text:name="_DV_C631111"/><text:bookmark-start text:name="_DV_C621111"/><text:bookmark-start text:name="_DV_M451111"/><text:soft-page-break/><text:span text:style-name="T3">(d)(Option Five) Based on the license rights granted in Section 2.1(b) and 2.1(c), </text:span><text:bookmark-end text:name="_DV_M441111"/><text:bookmark-end text:name="_DV_C611111"/><text:bookmark-end text:name="_DV_C631111"/><text:bookmark-end text:name="_DV_C621111"/><text:bookmark-end text:name="_DV_M451111"/><text:span text:style-name="T3">if We include Your Contribution in a Work, We may license such Contribution under any license, including copyleft, permissive, commercial, or proprietary licenses, but as a condition of the exercise of this right in Section 2.1(d), We agree to license the Contribution under the terms of the license or licenses which We are using on the Submission Date for the Work in which the Contribution is included.</text:span></text:p>
      <text:p text:style-name="Text_20_body">(e)<text:tab/>In addition to the license selected above in Section 2.1(d),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pan text:style-name="Teletype">b</text:span>. as provided in the definitions, You re affirm that You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have made to third parties, including your employer. <text:s/>If You are an employee, You have had your employer approve this Agreement and sign this document if required by Us as described in Section 3.4(d). If You are less than eighteen years old, please have your parents or guardian sign the Agreement, if such approval is required by Us as described in Section 3.4(d).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 <text:s/></text:p>
      <text:p text:style-name="Text_20_body"><text:soft-page-break/>5. <text:span text:style-name="T1">CONSEQUENTIAL DAMAGE WAIVER</text:span></text:p>
      <text:p text:style-name="Text_20_body">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Individual)</text:p>
      <text:p text:style-name="Text_20_body">________________________</text:p>
      <text:p text:style-name="Text_20_body">Name:<text:tab/><text:tab/>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text:soft-page-break/>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zxx" fo:country="none" fo:font-style="normal" fo:text-shadow="none" style:text-underline-style="none" fo:font-weight="normal" style:font-size-asian="8pt" style:language-asian="zxx"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Harmony Individual Contributor License Agreement (HA-CLA-I)<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6T20:53:44</dc:date>
    <meta:generator>LibreOffice/3.3$Unix LibreOffice_project/330m19$Build-202</meta:generator>
    <meta:editing-duration>PT9M43S</meta:editing-duration>
    <meta:editing-cycles>2</meta:editing-cycles>
    <meta:document-statistic meta:table-count="0" meta:image-count="0" meta:object-count="0" meta:page-count="5" meta:paragraph-count="54" meta:word-count="1826" meta:character-count="11330"/>
    <meta:user-defined meta:name="Info 1"/>
    <meta:user-defined meta:name="Info 2"/>
    <meta:user-defined meta:name="Info 3"/>
    <meta:user-defined meta:name="Info 4"/>
  </office:meta>
</office:document-meta>
</file>